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" fo:font-size="20pt" fo:font-style="italic" fo:font-weight="bold" style:font-name-asian="Segoe UI" style:font-size-asian="20pt" style:font-style-asian="italic" style:font-weight-asian="bold" style:font-name-complex="Segoe UI" style:font-size-complex="20pt" style:font-style-complex="italic" style:font-weight-complex="bold"/>
    </style:style>
    <style:style style:name="T7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00000" style:font-name="Segoe UI Semibold" fo:font-size="32pt" fo:font-style="normal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9" style:family="text">
      <style:text-properties fo:color="#000099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0000" style:font-name="Segoe UI1" fo:font-size="32pt" fo:font-style="normal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762cm">
          <draw:text-box>
            <text:p text:style-name="P1"><text:span text:style-name="T1">Old Testament</text:span></text:p>
            <text:p text:style-name="P1"><text:span text:style-name="T2">Jeremiah 28:5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766cm" svg:x="1.778cm" svg:y="0.762cm">
          <draw:text-box>
            <text:p text:style-name="P4"><text:span text:style-name="T3">5</text:span><text:span text:style-name="T4">Then the prophet Jeremiah spoke to Hananiah the prophet in the presence of the priests and all the people who were standing in the house of the L</text:span><text:span text:style-name="T5">ORD</text:span><text:span text:style-name="T4">, </text:span><text:span text:style-name="T3">6</text:span><text:span text:style-name="T4">and the prophet Jeremiah said, “Amen!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766cm" svg:x="1.778cm" svg:y="0.762cm">
          <draw:text-box>
            <text:p text:style-name="P4"><text:span text:style-name="T4">May the L</text:span><text:span text:style-name="T5">ORD</text:span><text:span text:style-name="T4"> do so; may the L</text:span><text:span text:style-name="T5">ORD</text:span><text:span text:style-name="T4"> make the words that you have prophesied come true, and bring back to this place from Babylon the vessels of the house of the L</text:span><text:span text:style-name="T5">ORD</text:span><text:span text:style-name="T4">, and all the exi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384cm" svg:height="9.269cm" svg:x="1.778cm" svg:y="0.762cm">
          <draw:text-box>
            <text:p text:style-name="P4"><text:span text:style-name="T3">7</text:span><text:span text:style-name="T4">Yet hear now this word that I speak in your hearing and in the hearing of all the people. </text:span><text:span text:style-name="T3">8</text:span><text:span text:style-name="T4">The prophets who preceded you and me from ancient times prophesied war, famine, and pestilence against many countries and great kingdo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384cm" svg:height="6.263cm" svg:x="1.778cm" svg:y="0.762cm">
          <draw:text-box>
            <text:p text:style-name="P4"><text:span text:style-name="T7">9</text:span><text:span text:style-name="T4">As for the prophet who prophesies peace, when the word of that prophet comes to pass, then it will be known that the LORD has truly sent the prophe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5" draw:layer="layout" svg:width="24.384cm" svg:height="3.257cm" svg:x="1.778cm" svg:y="0.762cm">
          <draw:text-box>
            <text:p text:style-name="P4"><text:span text:style-name="T8">P:</text:span><text:span text:style-name="T4"> </text:span><text:span text:style-name="T9">This is the Word of the Lord.</text:span></text:p>
            <text:p text:style-name="P4"><text:span text:style-name="T8">C: </text:span><text:span text:style-name="T10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53:42.065000000</meta:creation-date>
    <dc:title>1030 Wt. Intro</dc:title>
    <meta:editing-duration>PT10M32S</meta:editing-duration>
    <meta:editing-cycles>4</meta:editing-cycles>
    <meta:generator>LibreOffice/5.3.4.2$Windows_X86_64 LibreOffice_project/f82d347ccc0be322489bf7da61d7e4ad13fe2ff3</meta:generator>
    <dc:date>2017-06-29T11:06:31.570000000</dc:date>
    <meta:document-statistic meta:object-count="50"/>
  </office:meta>
</office:document-meta>
</file>